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6253" officeooo:paragraph-rsid="000f6253"/>
    </style:style>
    <style:style style:name="P2" style:family="paragraph" style:parent-style-name="Standard">
      <style:text-properties officeooo:rsid="0010e88c" officeooo:paragraph-rsid="0010e88c"/>
    </style:style>
    <style:style style:name="P3" style:family="paragraph" style:parent-style-name="Standard">
      <style:text-properties officeooo:rsid="0010e88c" officeooo:paragraph-rsid="0012c44c"/>
    </style:style>
    <style:style style:name="P4" style:family="paragraph" style:parent-style-name="Standard">
      <style:text-properties officeooo:rsid="0010e88c" officeooo:paragraph-rsid="00161013"/>
    </style:style>
    <style:style style:name="P5" style:family="paragraph" style:parent-style-name="Standard">
      <style:text-properties officeooo:paragraph-rsid="0013cbf1"/>
    </style:style>
    <style:style style:name="P6" style:family="paragraph" style:parent-style-name="Standard">
      <style:text-properties officeooo:rsid="0017f71c" officeooo:paragraph-rsid="0017f71c"/>
    </style:style>
    <style:style style:name="P7" style:family="paragraph" style:parent-style-name="Standard">
      <style:text-properties officeooo:rsid="0017f71c" officeooo:paragraph-rsid="00181fcf"/>
    </style:style>
    <style:style style:name="P8" style:family="paragraph" style:parent-style-name="Standard">
      <style:text-properties officeooo:rsid="0017f71c" officeooo:paragraph-rsid="0018da81"/>
    </style:style>
    <style:style style:name="P9" style:family="paragraph" style:parent-style-name="Standard">
      <style:text-properties officeooo:rsid="0017f71c" officeooo:paragraph-rsid="001bc153"/>
    </style:style>
    <style:style style:name="P10" style:family="paragraph" style:parent-style-name="Standard">
      <style:text-properties officeooo:paragraph-rsid="0018da81"/>
    </style:style>
    <style:style style:name="P11" style:family="paragraph" style:parent-style-name="Standard">
      <style:text-properties officeooo:rsid="001dbcb9" officeooo:paragraph-rsid="001f7216"/>
    </style:style>
    <style:style style:name="P12" style:family="paragraph" style:parent-style-name="Standard">
      <style:text-properties officeooo:paragraph-rsid="001f7216"/>
    </style:style>
    <style:style style:name="P13" style:family="paragraph" style:parent-style-name="Standard">
      <style:text-properties officeooo:rsid="00211727" officeooo:paragraph-rsid="00211727"/>
    </style:style>
    <style:style style:name="P14" style:family="paragraph" style:parent-style-name="Standard">
      <style:text-properties officeooo:rsid="0022db60" officeooo:paragraph-rsid="0022db60"/>
    </style:style>
    <style:style style:name="P15" style:family="paragraph" style:parent-style-name="Standard">
      <style:text-properties officeooo:paragraph-rsid="0022db60"/>
    </style:style>
    <style:style style:name="T1" style:family="text">
      <style:text-properties officeooo:rsid="0010e88c"/>
    </style:style>
    <style:style style:name="T2" style:family="text">
      <style:text-properties officeooo:rsid="0012c44c"/>
    </style:style>
    <style:style style:name="T3" style:family="text">
      <style:text-properties officeooo:rsid="0013cbf1"/>
    </style:style>
    <style:style style:name="T4" style:family="text">
      <style:text-properties officeooo:rsid="00161013"/>
    </style:style>
    <style:style style:name="T5" style:family="text">
      <style:text-properties officeooo:rsid="0017f71c"/>
    </style:style>
    <style:style style:name="T6" style:family="text">
      <style:text-properties officeooo:rsid="00181fc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81fcf" style:font-style-asian="italic" style:font-style-complex="italic"/>
    </style:style>
    <style:style style:name="T9" style:family="text">
      <style:text-properties fo:font-style="italic" officeooo:rsid="00185c2c" style:font-style-asian="italic" style:font-style-complex="italic"/>
    </style:style>
    <style:style style:name="T10" style:family="text">
      <style:text-properties fo:font-style="italic" fo:font-weight="normal" officeooo:rsid="00185c2c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8da81" style:font-style-asian="italic" style:font-weight-asian="normal" style:font-style-complex="italic" style:font-weight-complex="normal"/>
    </style:style>
    <style:style style:name="T12" style:family="text">
      <style:text-properties fo:font-style="normal" officeooo:rsid="00181fcf" style:font-style-asian="normal" style:font-style-complex="normal"/>
    </style:style>
    <style:style style:name="T13" style:family="text">
      <style:text-properties fo:font-style="normal" officeooo:rsid="00185c2c" style:font-style-asian="normal" style:font-style-complex="normal"/>
    </style:style>
    <style:style style:name="T14" style:family="text">
      <style:text-properties fo:font-style="normal" officeooo:rsid="0018da81" style:font-style-asian="normal" style:font-style-complex="normal"/>
    </style:style>
    <style:style style:name="T15" style:family="text">
      <style:text-properties officeooo:rsid="00185c2c"/>
    </style:style>
    <style:style style:name="T16" style:family="text">
      <style:text-properties officeooo:rsid="0018da81"/>
    </style:style>
    <style:style style:name="T17" style:family="text">
      <style:text-properties officeooo:rsid="001bb049"/>
    </style:style>
    <style:style style:name="T18" style:family="text">
      <style:text-properties officeooo:rsid="001f7216"/>
    </style:style>
    <style:style style:name="T19" style:family="text">
      <style:text-properties officeooo:rsid="0022db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de conventions improves the readability of the software, allowing engineers to understand new code more quickly. <text:s/></text:p>
      <text:p text:style-name="P1"/>
      <text:p text:style-name="P1">Java source → .java</text:p>
      <text:p text:style-name="P1">Java bytecode → .class</text:p>
      <text:p text:style-name="P1"/>
      <text:p text:style-name="P2">Files longer than 2000 lines are cumbersome and should be avoided</text:p>
      <text:p text:style-name="P2">Avoid lines longer than 80 character</text:p>
      <text:p text:style-name="P2"/>
      <text:p text:style-name="P2">File organization – beginning comments (programmer, date, copyright notice, brief description)</text:p>
      <text:p text:style-name="P2"><text:s text:c="5"/><text:tab/><text:tab/> <text:s text:c="7"/>package and import statement</text:p>
      <text:p text:style-name="P2"><text:tab/><text:tab/> <text:s text:c="7"/>class and interface declaration</text:p>
      <text:p text:style-name="P2"><text:tab/><text:tab/> <text:s text:c="7"/><text:tab/><text:tab/><text:tab/><text:tab/><text:tab/><text:tab/></text:p>
      <text:p text:style-name="P3">Wrapping lines – break after a comma</text:p>
      <text:p text:style-name="P3"><text:tab/><text:tab/> <text:s text:c="4"/>before an operation</text:p>
      <text:p text:style-name="P3"><text:s text:c="28"/>prefer high-level breaks to lower-level breaks </text:p>
      <text:p text:style-name="P3"><text:span text:style-name="T2"><text:tab/> <text:s text:c="15"/>Align the new line with the beginning of the expression at the same level on <text:tab/><text:tab/><text:tab/><text:tab/> <text:s text:c="3"/>the previous line. </text:span></text:p>
      <text:p text:style-name="P3"><text:tab/><text:tab/> <text:s text:c="3"/><text:span text:style-name="T4">Use 8-space rule for if statements</text:span></text:p>
      <text:p text:style-name="P3"><text:tab/><text:tab/> <text:s text:c="2"/></text:p>
      <text:p text:style-name="P3"><text:tab/><text:tab/> <text:s/><text:span text:style-name="T2">function(longExpression1, <text:s/>longExpression2, <text:s/>longExpression3,</text:span></text:p>
      <text:p text:style-name="P3"><text:tab/><text:tab/><text:tab/> <text:s text:c="5"/><text:span text:style-name="T2">longExpression4, <text:s/>longExpression5);</text:span></text:p>
      <text:p text:style-name="P3"/>
      <text:p text:style-name="P3"><text:tab/><text:tab/> <text:span text:style-name="T2">var = function1( longExpression1,</text:span></text:p>
      <text:p text:style-name="P3"><text:tab/><text:tab/><text:tab/><text:tab/> <text:s text:c="3"/><text:span text:style-name="T2">function2( longExpression2,</text:span></text:p>
      <text:p text:style-name="P3"><text:tab/><text:tab/><text:tab/><text:tab/><text:tab/> <text:s text:c="7"/><text:span text:style-name="T2"><text:s/>longExpression3));</text:span></text:p>
      <text:p text:style-name="P3"><text:tab/><text:tab/></text:p>
      <text:p text:style-name="P3"><text:span text:style-name="T2"><text:tab/><text:tab/>longName1 = longName2 * ( <text:s/>longName3 + <text:s/>longName4 - longName5)</text:span></text:p>
      <text:p text:style-name="P3"><text:span text:style-name="T2"><text:tab/><text:tab/><text:tab/><text:tab/>+ 4 * <text:s/>longName6;</text:span></text:p>
      <text:p text:style-name="P3"/>
      <text:p text:style-name="P3"><text:tab/><text:tab/><text:span text:style-name="T3">someMethod(int Arg, Object anotherArd, String yetAnotherArg,</text:span></text:p>
      <text:p text:style-name="P3"><text:tab/><text:tab/><text:tab/> <text:s text:c="9"/><text:span text:style-name="T3">object and stillAnother) {</text:span></text:p>
      <text:p text:style-name="P3"><text:tab/> <text:s text:c="10"/><text:span text:style-name="T3">}</text:span></text:p>
      <text:p text:style-name="P3"/>
      <text:p text:style-name="P3"><text:tab/><text:tab/><text:span text:style-name="T3">private static snchronized horkingLongMethodName(int anArg,</text:span></text:p>
      <text:p text:style-name="P3"><text:tab/><text:tab/><text:tab/><text:tab/><text:span text:style-name="T3">Object anotherArg, String yetAnotherArg, </text:span></text:p>
      <text:p text:style-name="P5"><text:span text:style-name="T1"><text:tab/><text:tab/><text:tab/><text:tab/></text:span><text:span text:style-name="T3">Object aandStillAnother) {</text:span></text:p>
      <text:p text:style-name="P5"><text:tab/><text:tab/><text:span text:style-name="T3">}</text:span></text:p>
      <text:p text:style-name="P3"/>
      <text:p text:style-name="P3"><text:tab/><text:tab/><text:span text:style-name="T4">if ((condition1 &amp;&amp; condition2)</text:span></text:p>
      <text:p text:style-name="P4"><text:s text:c="23"/><text:tab/><text:tab/><text:tab/><text:span text:style-name="T4">|| (condition3 &amp;&amp; condition4)</text:span></text:p>
      <text:p text:style-name="P4"><text:tab/><text:tab/><text:tab/><text:tab/><text:span text:style-name="T4">|| (condition5 &amp;&amp; condition6) {</text:span></text:p>
      <text:p text:style-name="P4"><text:tab/><text:tab/><text:tab/><text:span text:style-name="T4">doSomethingAboutIt();</text:span></text:p>
      <text:p text:style-name="P4"><text:tab/><text:tab/><text:span text:style-name="T4">}</text:span></text:p>
      <text:p text:style-name="P4"/>
      <text:p text:style-name="P4"><text:tab/><text:tab/><text:span text:style-name="T4">if ((condition1 &amp;&amp; condition2) || (condition3 &amp;&amp; condition4)</text:span></text:p>
      <text:p text:style-name="P4"><text:tab/><text:tab/><text:tab/><text:tab/><text:span text:style-name="T4">|| (condition5 &amp;&amp; condition6) {</text:span></text:p>
      <text:p text:style-name="P4"><text:tab/><text:tab/><text:tab/><text:span text:style-name="T4">doSomethingAboutIt();</text:span></text:p>
      <text:p text:style-name="P4"><text:tab/><text:tab/><text:span text:style-name="T4">}</text:span></text:p>
      <text:p text:style-name="P7"><text:soft-page-break/><text:span text:style-name="T6"><text:tab/>Comments </text:span></text:p>
      <text:p text:style-name="P7"/>
      <text:p text:style-name="P7"><text:span text:style-name="T6">1. </text:span>Implementation comments - /*……...*/ Commenting out the code</text:p>
      <text:p text:style-name="P7"/>
      <text:p text:style-name="P7"><text:tab/><text:tab/><text:span text:style-name="T6">Block comments – provide description of files, methods, data structures, and algorithms. </text:span></text:p>
      <text:p text:style-name="P7"><text:tab/><text:tab/><text:tab/><text:tab/> <text:s text:c="6"/><text:span text:style-name="T6">beginning of the file or before the method </text:span></text:p>
      <text:p text:style-name="P7"/>
      <text:p text:style-name="P7"><text:span text:style-name="T6"><text:tab/><text:tab/><text:tab/><text:tab/> <text:s text:c="6"/>/*</text:span></text:p>
      <text:p text:style-name="P7"><text:span text:style-name="T6"><text:tab/><text:tab/><text:tab/><text:tab/> <text:s text:c="7"/>* Block comment.</text:span></text:p>
      <text:p text:style-name="P7"><text:span text:style-name="T6"><text:tab/><text:tab/><text:tab/><text:tab/> <text:s text:c="7"/>*/</text:span></text:p>
      <text:p text:style-name="P7"/>
      <text:p text:style-name="P7"><text:span text:style-name="T6"><text:s/><text:tab/> <text:s text:c="10"/>Single-line comment – should be preceded by a blank line</text:span></text:p>
      <text:p text:style-name="P7"><text:s/></text:p>
      <text:p text:style-name="P7"><text:tab/><text:tab/><text:tab/><text:tab/> <text:s text:c="10"/><text:span text:style-name="T6">if (condition) {</text:span></text:p>
      <text:p text:style-name="P7"/>
      <text:p text:style-name="P7"><text:span text:style-name="T7"><text:tab/><text:tab/><text:tab/><text:tab/><text:tab/><text:tab/>* </text:span><text:span text:style-name="T8">Handle the condition*</text:span><text:span text:style-name="T12">/</text:span></text:p>
      <text:p text:style-name="P7"><text:span text:style-name="T12"/></text:p>
      <text:p text:style-name="P7"><text:span text:style-name="T12"><text:tab/><text:tab/><text:tab/><text:tab/><text:tab/>}</text:span></text:p>
      <text:p text:style-name="P7"><text:span text:style-name="T12"/></text:p>
      <text:p text:style-name="P6"><text:tab/><text:tab/><text:span text:style-name="T15">Trailing comments – appear in the same line as the code </text:span></text:p>
      <text:p text:style-name="P6"/>
      <text:p text:style-name="P6"><text:tab/><text:tab/><text:tab/><text:tab/><text:tab/><text:span text:style-name="T15">if (a == 2) {</text:span></text:p>
      <text:p text:style-name="P6"><text:tab/><text:tab/><text:tab/><text:tab/><text:tab/><text:tab/><text:span text:style-name="T15">return TRUE;<text:tab/><text:tab/><text:tab/>/</text:span><text:span text:style-name="T9">* special case*</text:span><text:span text:style-name="T13">/</text:span></text:p>
      <text:p text:style-name="P6"><text:span text:style-name="T13"><text:tab/><text:tab/><text:tab/><text:tab/><text:tab/>} else {</text:span></text:p>
      <text:p text:style-name="P6"><text:span text:style-name="T13"><text:tab/><text:tab/><text:tab/><text:tab/><text:tab/><text:tab/>return isprime(a);<text:tab/><text:tab/>/*</text:span><text:span text:style-name="T10">works only for odd a*/</text:span></text:p>
      <text:p text:style-name="P6"><text:tab/><text:tab/><text:tab/><text:tab/><text:tab/><text:span text:style-name="T16">}</text:span></text:p>
      <text:p text:style-name="P6"/>
      <text:p text:style-name="P6"><text:tab/><text:tab/><text:span text:style-name="T16">End-of-line comments – can comment a complete or a partial line </text:span></text:p>
      <text:p text:style-name="P6"/>
      <text:p text:style-name="P10"><text:span text:style-name="T5"><text:tab/><text:tab/><text:tab/><text:tab/><text:tab/></text:span><text:span text:style-name="T15">if (</text:span><text:span text:style-name="T16">foo &gt; 1</text:span><text:span text:style-name="T15">) {</text:span></text:p>
      <text:p text:style-name="P8"><text:tab/><text:tab/><text:tab/><text:tab/><text:tab/><text:tab/><text:span text:style-name="T13">// </text:span><text:span text:style-name="T14">Do a double flip.</text:span></text:p>
      <text:p text:style-name="P8"><text:span text:style-name="T14"><text:tab/><text:tab/><text:tab/><text:tab/><text:tab/><text:tab/>……….</text:span></text:p>
      <text:p text:style-name="P8"><text:span text:style-name="T13"><text:tab/><text:tab/><text:tab/><text:tab/><text:tab/>} e</text:span></text:p>
      <text:p text:style-name="P8"><text:span text:style-name="T13"><text:tab/><text:tab/><text:tab/><text:tab/><text:tab/></text:span><text:span text:style-name="T14">e</text:span><text:span text:style-name="T13">lse {</text:span></text:p>
      <text:p text:style-name="P10"><text:span text:style-name="T13"><text:tab/><text:tab/><text:tab/><text:tab/><text:tab/><text:tab/>return </text:span><text:span text:style-name="T14">false</text:span><text:span text:style-name="T13">;<text:tab/><text:tab/></text:span><text:span text:style-name="T10">// </text:span><text:span text:style-name="T11">Explain why here</text:span></text:p>
      <text:p text:style-name="P8"><text:tab/><text:tab/><text:tab/><text:tab/><text:tab/> <text:s text:c="3"/></text:p>
      <text:p text:style-name="P8"><text:tab/><text:tab/><text:tab/><text:tab/><text:tab/>//<text:span text:style-name="T16">if (bar &gt; 1) {</text:span></text:p>
      <text:p text:style-name="P8"><text:tab/><text:tab/><text:tab/> <text:s text:c="2"/><text:tab/><text:tab/>//<text:tab/>// <text:span text:style-name="T16">Do a triple flip</text:span></text:p>
      <text:p text:style-name="P8"><text:tab/><text:tab/><text:tab/><text:tab/><text:tab/>//<text:tab/>……..</text:p>
      <text:p text:style-name="P8"><text:tab/><text:tab/><text:tab/><text:tab/><text:tab/>// <text:span text:style-name="T16">}</text:span></text:p>
      <text:p text:style-name="P8"><text:span text:style-name="T16"><text:tab/><text:tab/><text:tab/><text:tab/><text:tab/>// else</text:span></text:p>
      <text:p text:style-name="P8"><text:tab/><text:tab/><text:tab/><text:tab/><text:tab/>//<text:tab/><text:span text:style-name="T16">return false;</text:span></text:p>
      <text:p text:style-name="P8"><text:tab/><text:tab/><text:tab/></text:p>
      <text:p text:style-name="P8"/>
      <text:p text:style-name="P9"><text:span text:style-name="T6">2. </text:span>Documentation comments - /**…….*/ <text:s/>Describe the <text:span text:style-name="T17">java class, interfaces, constructors, methods, <text:tab/><text:tab/><text:tab/><text:tab/><text:tab/> <text:s/>and files (</text:span>specific code<text:span text:style-name="T17">)</text:span></text:p>
      <text:p text:style-name="P9"/>
      <text:p text:style-name="P9"/>
      <text:p text:style-name="P9"/>
      <text:p text:style-name="P11"><text:soft-page-break/>Empty for and while sta<text:span text:style-name="T18">tements – for (initialization; condition; update);</text:span></text:p>
      <text:p text:style-name="P12"><text:span text:style-name="T18"><text:s/><text:tab/><text:tab/><text:tab/><text:tab/> <text:s text:c="7"/>for (condition);</text:span></text:p>
      <text:p text:style-name="P9"/>
      <text:p text:style-name="P9"><text:span text:style-name="T17"><text:tab/><text:tab/></text:span></text:p>
      <text:p text:style-name="P6"/>
      <text:p text:style-name="P13">2 blank line – between sections of a source file</text:p>
      <text:p text:style-name="P13"><text:tab/><text:tab/>between class and interface definitions</text:p>
      <text:p text:style-name="P13"/>
      <text:p text:style-name="P13">1 blank line – between methods</text:p>
      <text:p text:style-name="P13"><text:tab/> <text:s text:c="10"/>between the local variables in a method and its first statement</text:p>
      <text:p text:style-name="P13"><text:tab/><text:tab/> <text:s text:c="7"/><text:tab/><text:tab/> <text:s text:c="9"/>before a block or a single line comment</text:p>
      <text:p text:style-name="P13"><text:tab/> <text:s text:c="10"/>between logical sections inside a method to improve readability</text:p>
      <text:p text:style-name="P13"/>
      <text:p text:style-name="P13">Blank space should appear after a comma</text:p>
      <text:p text:style-name="P13"/>
      <text:p text:style-name="P13">All binary operation except the . Should be separated using a blank space </text:p>
      <text:p text:style-name="P13"/>
      <text:p text:style-name="P13">Expression in a for statement should be separated using a blank space </text:p>
      <text:p text:style-name="P13"/>
      <text:p text:style-name="P13">Cast should be followed by a blank line </text:p>
      <text:p text:style-name="P13"/>
      <text:p text:style-name="P14">if (condition) {</text:p>
      <text:p text:style-name="P15"><text:span text:style-name="T19"><text:tab/>return x;<text:tab/>→ <text:s text:c="5"/>return (condition ? x : y )</text:span></text:p>
      <text:p text:style-name="P14">}</text:p>
      <text:p text:style-name="P14">return y 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8T10:29:29.965050646</meta:creation-date>
    <dc:date>2023-11-08T13:45:52.688627105</dc:date>
    <meta:editing-duration>PT1H14M11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3" meta:paragraph-count="90" meta:word-count="442" meta:character-count="3328" meta:non-whitespace-character-count="2417"/>
  </office:meta>
</office:document-meta>
</file>